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39000005D0D3870851.png" manifest:media-type="image/png"/>
  <manifest:file-entry manifest:full-path="Pictures/1000020100000839000005D09F4A52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999cm" svg:height="19.792cm" svg:x="0cm" svg:y="0.408cm">
          <draw:image xlink:href="Pictures/1000020100000839000005D09F4A52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999cm" svg:height="19.792cm" svg:x="0.001cm" svg:y="0.6cm">
          <draw:image xlink:href="Pictures/1000020100000839000005D0D38708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5:15:43.501034536</meta:creation-date>
    <dc:date>2017-10-13T15:39:46.136443638</dc:date>
    <meta:editing-duration>PT10M16S</meta:editing-duration>
    <meta:editing-cycles>3</meta:editing-cycles>
    <meta:generator>LibreOffice/4.2.8.2$Linux_X86_64 LibreOffice_project/420m0$Build-2</meta:generator>
    <meta:document-statistic meta:object-count="39"/>
  </office:meta>
</office:document-meta>
</file>